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F00000226C2F89C4EDFB12D17.png" manifest:media-type="image/png"/>
  <manifest:file-entry manifest:full-path="Pictures/10000201000003020000022DDD87A70212890AC8.png" manifest:media-type="image/png"/>
  <manifest:file-entry manifest:full-path="Pictures/1000020100000529000002A7295F58C92BDCFEDF.png" manifest:media-type="image/png"/>
  <manifest:file-entry manifest:full-path="Pictures/100002010000043E0000026D276196F3C5434D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76786" officeooo:paragraph-rsid="00076786"/>
    </style:style>
    <style:style style:name="P2" style:family="paragraph" style:parent-style-name="Standard">
      <style:text-properties officeooo:rsid="000866e2" officeooo:paragraph-rsid="000866e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:</text:p>
      <text:p text:style-name="P1">Source:</text:p>
      <text:p text:style-name="P1"><draw:frame draw:style-name="fr1" draw:name="Image1" text:anchor-type="paragraph" svg:width="8.1063in" svg:height="4.6346in" draw:z-index="0"><draw:image xlink:href="Pictures/100002010000043E0000026D276196F3C5434DF0.png" xlink:type="simple" xlink:show="embed" xlink:actuate="onLoad"/></draw:frame>Output:</text:p>
      <text:p text:style-name="P1"><draw:frame draw:style-name="fr2" draw:name="Image2" text:anchor-type="paragraph" svg:x="0.0209in" svg:y="0.1083in" svg:width="6.0465in" svg:height="4.3736in" draw:z-index="1"><draw:image xlink:href="Pictures/10000201000003020000022DDD87A70212890AC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ion 2:</text:p>
      <text:p text:style-name="P1">Source:</text:p>
      <text:p text:style-name="P2"><draw:frame draw:style-name="fr3" draw:name="Image3" text:anchor-type="paragraph" svg:width="8.1063in" svg:height="4.5189in" draw:z-index="2"><draw:image xlink:href="Pictures/1000020100000529000002A7295F58C92BDCFEDF.png" xlink:type="simple" xlink:show="embed" xlink:actuate="onLoad"/></draw:frame><draw:frame draw:style-name="fr2" draw:name="Image4" text:anchor-type="paragraph" svg:x="0.1457in" svg:y="4.8138in" svg:width="6.1646in" svg:height="4.4201in" draw:z-index="3"><draw:image xlink:href="Pictures/10000201000002FF00000226C2F89C4EDFB12D17.png" xlink:type="simple" xlink:show="embed" xlink:actuate="onLoad"/></draw:frame>output: 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9:51:13.087603397</meta:creation-date>
    <dc:date>2018-01-31T15:18:16.619242699</dc:date>
    <meta:editing-duration>PT6M26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3" meta:paragraph-count="6" meta:word-count="8" meta:character-count="51" meta:non-whitespace-character-count="48"/>
  </office:meta>
</office:document-meta>
</file>